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9fe5"/>
    </style:style>
    <style:style style:name="P2" style:family="paragraph" style:parent-style-name="Standard">
      <style:paragraph-properties style:writing-mode="lr-tb"/>
      <style:text-properties style:font-name="Liberation Serif" officeooo:paragraph-rsid="001af74d"/>
    </style:style>
    <style:style style:name="P3" style:family="paragraph" style:parent-style-name="Standard">
      <style:paragraph-properties style:writing-mode="lr-tb"/>
      <style:text-properties style:font-name="Liberation Serif" officeooo:paragraph-rsid="001b728b"/>
    </style:style>
    <style:style style:name="P4" style:family="paragraph" style:parent-style-name="Text_20_body">
      <style:text-properties officeooo:paragraph-rsid="001e502b"/>
    </style:style>
    <style:style style:name="T1" style:family="text">
      <style:text-properties officeooo:rsid="001a9fe5"/>
    </style:style>
    <style:style style:name="T2" style:family="text">
      <style:text-properties officeooo:rsid="001af74d"/>
    </style:style>
    <style:style style:name="T3" style:family="text">
      <style:text-properties officeooo:rsid="001b728b"/>
    </style:style>
    <style:style style:name="T4" style:family="text">
      <style:text-properties officeooo:rsid="001cbd34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e502b"/>
    </style:style>
    <style:style style:name="T7" style:family="text">
      <style:text-properties style:font-name="Liberation Serif" officeooo:rsid="001fe454"/>
    </style:style>
    <style:style style:name="T8" style:family="text">
      <style:text-properties style:font-name="Liberation Serif" officeooo:rsid="0021747e"/>
    </style:style>
    <style:style style:name="T9" style:family="text">
      <style:text-properties style:font-name="Liberation Serif" officeooo:rsid="0021a75c"/>
    </style:style>
    <style:style style:name="T10" style:family="text">
      <style:text-properties style:font-name="Liberation Serif" officeooo:rsid="00225b44"/>
    </style:style>
    <style:style style:name="T11" style:family="text">
      <style:text-properties style:font-name="Liberation Serif" officeooo:rsid="0023d1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Імена та прізвища</text:h>
      <text:p text:style-name="P1">Starlight Glimmer — <text:span text:style-name="T1">Старлайт Глімер</text:span></text:p>
      <text:p text:style-name="P2">Crystaller — <text:span text:style-name="T2">Криштальник. Була така серія, де Санберст та Старлайт довелося провести «кришталювання» в екстремальних умовах. Тоді Санберст і став «Криштальником».</text:span></text:p>
      <text:p text:style-name="P3">Flurry Heart — <text:span text:style-name="T3">Фларі Харт, </text:span><text:span text:style-name="T4">дитина Шайнінг Армора і Кейденс</text:span><text:span text:style-name="T3">. Ніхто не любить Фларі Харт. Чому?</text:span></text:p>
      <text:h text:style-name="Heading_20_1" text:outline-level="1">Різне</text:h>
      <text:p text:style-name="P4">« <text:span text:style-name="T5">He’d never been one for politics» - </text:span><text:span text:style-name="T6">хм. Внєполітік Джо?</text:span></text:p>
      <text:p text:style-name="P4"><text:span text:style-name="T6">«Not stress yourself out over a millimeter</text:span><text:span text:style-name="T7">» - цікаво. Спочатку Джо «пів дюйму» які я адаптував як «приблизно Сантиметр», </text:span><text:span text:style-name="T8">і тут бац, він каже </text:span><text:span text:style-name="T11">це</text:span><text:span text:style-name="T8"> замість імперського аналога. Джо, ти якийсь не постійни</text:span><text:span text:style-name="T9">й</text:span><text:span text:style-name="T8">! Ти або за метричну систему, або за імперську будь, а то якось </text:span><text:span text:style-name="T10">намішано</text:span><text:span text:style-name="T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09:22:11.831340201</meta:creation-date>
    <meta:generator>LibreOffice/7.5.4.2$Linux_X86_64 LibreOffice_project/36ccfdc35048b057fd9854c757a8b67ec53977b6</meta:generator>
    <dc:date>2023-06-19T15:29:07.603261702</dc:date>
    <meta:editing-duration>PT4H34M28S</meta:editing-duration>
    <meta:editing-cycles>14</meta:editing-cycles>
    <dc:title>Чернетка до перекладу фанфіка "Пончики"</dc:title>
    <meta:document-statistic meta:table-count="0" meta:image-count="0" meta:object-count="0" meta:page-count="1" meta:paragraph-count="7" meta:word-count="100" meta:character-count="642" meta:non-whitespace-character-count="546"/>
  </office:meta>
</office:document-meta>
</file>